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Verdana" svg:font-family="Verdana"/>
    <style:font-face style:name="serif" svg:font-family="serif"/>
    <style:font-face style:name="Courier New" svg:font-family="'Courier New'" style:font-family-generic="modern"/>
    <style:font-face style:name="Serif" svg:font-family="Serif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.5pt" fo:language="none" fo:country="none" style:font-size-asian="10.5pt" style:language-asian="none" style:country-asian="none"/>
    </style:style>
    <style:style style:name="P2" style:family="paragraph" style:parent-style-name="Standard" style:list-style-name="L3"/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Text_20_body" style:list-style-name="L4">
      <style:text-properties fo:font-variant="normal" fo:text-transform="none" fo:color="#000000" style:font-name="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font-variant="normal" fo:text-transform="none" fo:color="#0000ff" style:font-name="Verdana" fo:font-size="8.25pt" fo:letter-spacing="normal" fo:font-style="italic" fo:font-weight="normal"/>
    </style:style>
    <style:style style:name="P6" style:family="paragraph" style:parent-style-name="Text_20_body">
      <style:paragraph-properties fo:margin-left="0cm" fo:margin-right="0cm" fo:margin-top="0cm" fo:margin-bottom="0cm" fo:widows="1" fo:text-indent="0cm" style:auto-text-indent="false"/>
      <style:text-properties fo:font-variant="normal" fo:text-transform="none" fo:color="#000000" style:font-name="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7" style:family="paragraph" style:parent-style-name="Text_20_body" style:list-style-name="L2">
      <style:paragraph-properties fo:margin-left="0cm" fo:margin-right="0cm" fo:margin-top="0cm" fo:margin-bottom="0cm" fo:widows="1" fo:text-indent="0cm" style:auto-text-indent="false"/>
      <style:text-properties fo:font-variant="normal" fo:text-transform="none" fo:color="#000000" style:font-name="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0cm" fo:margin-right="0cm" fo:margin-top="0cm" fo:margin-bottom="0cm" fo:widows="1" fo:text-indent="0cm" style:auto-text-indent="false"/>
      <style:text-properties fo:font-variant="normal" fo:text-transform="none" fo:color="#000000" style:font-name="serif" fo:font-size="12pt" fo:letter-spacing="normal" fo:font-style="normal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margin-top="0cm" fo:margin-bottom="0cm" fo:widows="1" fo:text-indent="0cm" style:auto-text-indent="false"/>
      <style:text-properties fo:font-variant="normal" fo:text-transform="none" fo:color="#000000" style:font-name="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10" style:family="paragraph" style:parent-style-name="Text_20_body" style:list-style-name="L8">
      <style:paragraph-properties fo:margin-left="0cm" fo:margin-right="0cm" fo:margin-top="0cm" fo:margin-bottom="0cm" fo:widows="1" fo:text-indent="0cm" style:auto-text-indent="false"/>
      <style:text-properties fo:font-variant="normal" fo:text-transform="none" fo:color="#000000" style:font-name="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margin-top="0cm" fo:margin-bottom="0cm" fo:widows="1" fo:text-indent="0cm" style:auto-text-indent="false"/>
      <style:text-properties fo:font-variant="normal" fo:text-transform="none" fo:color="#000000" style:font-name="Serif" fo:font-size="12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cm" fo:widows="1" fo:text-indent="0cm" style:auto-text-indent="false"/>
      <style:text-properties fo:font-variant="normal" fo:text-transform="none" fo:color="#0000ff" style:font-name="Verdana" fo:font-size="8.25pt" fo:letter-spacing="normal" fo:font-style="italic" fo:font-weight="normal"/>
    </style:style>
    <style:style style:name="P13" style:family="paragraph" style:parent-style-name="Text_20_body" style:list-style-name="L2">
      <style:paragraph-properties fo:margin-left="0cm" fo:margin-right="0cm" fo:margin-top="0cm" fo:margin-bottom="0cm" fo:widows="1" fo:text-indent="0cm" style:auto-text-indent="false"/>
      <style:text-properties fo:font-variant="normal" fo:text-transform="none" fo:color="#0000ff" style:font-name="Verdana" fo:font-size="8.25pt" fo:letter-spacing="normal" fo:font-style="italic" fo:font-weight="normal"/>
    </style:style>
    <style:style style:name="P14" style:family="paragraph" style:parent-style-name="Text_20_body" style:list-style-name="L3">
      <style:paragraph-properties fo:margin-left="0cm" fo:margin-right="0cm" fo:margin-top="0cm" fo:margin-bottom="0cm" fo:widows="1" fo:text-indent="0cm" style:auto-text-indent="false"/>
      <style:text-properties fo:font-variant="normal" fo:text-transform="none" fo:color="#0000ff" style:font-name="Verdana" fo:font-size="8.25pt" fo:letter-spacing="normal" fo:font-style="italic" fo:font-weight="normal"/>
    </style:style>
    <style:style style:name="P15" style:family="paragraph" style:parent-style-name="Text_20_body">
      <style:paragraph-properties fo:margin-left="0cm" fo:margin-right="0cm" fo:margin-top="0cm" fo:margin-bottom="0cm" fo:widows="1" fo:text-indent="0cm" style:auto-text-indent="false"/>
      <style:text-properties fo:font-variant="normal" fo:text-transform="none" fo:color="#0000ff" style:font-name="Verdana" fo:font-size="8.25pt" fo:letter-spacing="normal" fo:font-style="italic" fo:font-weight="normal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left="0cm" fo:margin-right="0cm" fo:margin-top="0cm" fo:margin-bottom="0cm" fo:widows="1" fo:text-indent="0cm" style:auto-text-indent="false"/>
      <style:text-properties fo:font-variant="normal" fo:text-transform="none" fo:color="#0000ff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cm" fo:widows="1" fo:text-indent="0cm" style:auto-text-indent="false"/>
    </style:style>
    <style:style style:name="P18" style:family="paragraph" style:parent-style-name="Text_20_body" style:list-style-name="L5">
      <style:paragraph-properties fo:margin-left="0cm" fo:margin-right="0cm" fo:margin-top="0cm" fo:margin-bottom="0cm" fo:widows="1" fo:text-indent="0cm" style:auto-text-indent="false"/>
    </style:style>
    <style:style style:name="P19" style:family="paragraph" style:parent-style-name="Text_20_body">
      <style:paragraph-properties fo:margin-left="0cm" fo:margin-right="0cm" fo:margin-top="0cm" fo:margin-bottom="0cm" fo:text-align="justify" style:justify-single-word="false" fo:orphans="2" fo:widows="1" fo:text-indent="0cm" style:auto-text-indent="false" style:writing-mode="lr-tb">
        <style:tab-stops>
          <style:tab-stop style:position="14.923cm"/>
        </style:tab-stops>
      </style:paragraph-properties>
      <style:text-properties fo:font-variant="normal" fo:text-transform="none" fo:color="#000000" style:font-name="Serif" fo:font-size="12pt" fo:letter-spacing="normal" fo:font-style="normal" fo:font-weight="normal" style:font-size-asian="12pt" style:font-size-complex="12pt"/>
    </style:style>
    <style:style style:name="P20" style:family="paragraph" style:parent-style-name="Text_20_body" style:list-style-name="L6">
      <style:paragraph-properties fo:margin-left="0cm" fo:margin-right="0cm" fo:margin-top="0cm" fo:margin-bottom="0cm" fo:text-align="justify" style:justify-single-word="false" fo:orphans="2" fo:widows="1" fo:text-indent="0cm" style:auto-text-indent="false" style:writing-mode="lr-tb">
        <style:tab-stops>
          <style:tab-stop style:position="14.923cm"/>
        </style:tab-stops>
      </style:paragraph-properties>
    </style:style>
    <style:style style:name="P21" style:family="paragraph" style:parent-style-name="Text_20_body">
      <style:paragraph-properties fo:margin-left="1.353cm" fo:margin-right="0cm" fo:margin-top="0cm" fo:margin-bottom="0cm" fo:text-align="justify" style:justify-single-word="false" fo:orphans="2" fo:widows="1" fo:text-indent="0cm" style:auto-text-indent="false" style:writing-mode="lr-tb">
        <style:tab-stops>
          <style:tab-stop style:position="14.923cm"/>
        </style:tab-stops>
      </style:paragraph-properties>
      <style:text-properties fo:font-variant="normal" fo:text-transform="none" fo:color="#000000" style:font-name="Serif" fo:font-size="12pt" fo:letter-spacing="normal" fo:font-style="normal" fo:font-weight="normal" style:font-size-asian="12pt" style:font-style-asian="normal" style:font-size-complex="12pt" style:font-style-complex="normal"/>
    </style:style>
    <style:style style:name="P22" style:family="paragraph" style:parent-style-name="Text_20_body" style:master-page-name="">
      <style:paragraph-properties fo:margin-left="1.381cm" fo:margin-right="0cm" fo:margin-top="0cm" fo:margin-bottom="0cm" fo:text-align="justify" style:justify-single-word="false" fo:orphans="2" fo:widows="1" fo:text-indent="0cm" style:auto-text-indent="false" style:page-number="auto" style:writing-mode="lr-tb">
        <style:tab-stops>
          <style:tab-stop style:position="14.923cm"/>
        </style:tab-stops>
      </style:paragraph-properties>
    </style:style>
    <style:style style:name="P23" style:family="paragraph" style:parent-style-name="Text_20_body">
      <style:paragraph-properties fo:margin-left="1.411cm" fo:margin-right="0cm" fo:margin-top="0cm" fo:margin-bottom="0cm" fo:text-align="justify" style:justify-single-word="false" fo:orphans="2" fo:widows="1" fo:text-indent="0cm" style:auto-text-indent="false" style:writing-mode="lr-tb">
        <style:tab-stops>
          <style:tab-stop style:position="14.923cm"/>
        </style:tab-stops>
      </style:paragraph-properties>
      <style:text-properties fo:font-variant="normal" fo:text-transform="none" fo:color="#000000" style:font-name="Serif" fo:font-size="12pt" fo:letter-spacing="normal" fo:font-style="normal" fo:font-weight="normal" style:font-size-asian="12pt" style:font-size-complex="12pt"/>
    </style:style>
    <style:style style:name="P24" style:family="paragraph" style:parent-style-name="Text_20_body" style:master-page-name="">
      <style:paragraph-properties fo:margin-left="1.411cm" fo:margin-right="0cm" fo:margin-top="0cm" fo:margin-bottom="0cm" fo:text-align="justify" style:justify-single-word="false" fo:orphans="2" fo:widows="1" fo:text-indent="0cm" style:auto-text-indent="false" style:page-number="auto" style:writing-mode="lr-tb">
        <style:tab-stops>
          <style:tab-stop style:position="14.923cm"/>
        </style:tab-stops>
      </style:paragraph-properties>
      <style:text-properties fo:font-variant="normal" fo:text-transform="none" fo:color="#000000" style:font-name="Serif" fo:font-size="12pt" fo:letter-spacing="normal" fo:font-style="normal" fo:font-weight="normal" style:font-size-asian="12pt" style:font-size-complex="12pt"/>
    </style:style>
    <style:style style:name="P25" style:family="paragraph" style:parent-style-name="Text_20_body" style:list-style-name="L6" style:master-page-name="">
      <style:paragraph-properties fo:margin-left="1.411cm" fo:margin-right="0cm" fo:margin-top="0cm" fo:margin-bottom="0cm" fo:text-align="justify" style:justify-single-word="false" fo:orphans="2" fo:widows="1" fo:text-indent="0cm" style:auto-text-indent="false" style:page-number="auto" style:writing-mode="lr-tb">
        <style:tab-stops>
          <style:tab-stop style:position="14.923cm"/>
        </style:tab-stops>
      </style:paragraph-properties>
    </style:style>
    <style:style style:name="P26" style:family="paragraph" style:parent-style-name="Text_20_body" style:list-style-name="L6" style:master-page-name="">
      <style:paragraph-properties fo:margin-left="1.441cm" fo:margin-right="0cm" fo:margin-top="0cm" fo:margin-bottom="0cm" fo:text-align="justify" style:justify-single-word="false" fo:orphans="2" fo:widows="1" fo:text-indent="0cm" style:auto-text-indent="false" style:page-number="auto" style:writing-mode="lr-tb">
        <style:tab-stops>
          <style:tab-stop style:position="14.923cm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fo:color="#0000ff" style:font-name="Verdana" fo:font-size="8.25pt" fo:letter-spacing="normal" fo:font-style="italic" fo:font-weight="normal" style:font-weight-asian="bold"/>
    </style:style>
    <style:style style:name="T3" style:family="text">
      <style:text-properties fo:font-variant="normal" fo:text-transform="none" fo:color="#000000" style:font-name="Serif" fo:font-size="12pt" fo:letter-spacing="normal" fo:font-style="normal" fo:font-weight="normal" style:font-size-asian="12pt" style:font-style-asian="normal" style:font-size-complex="12pt" style:font-style-complex="normal"/>
    </style:style>
    <style:style style:name="T4" style:family="text">
      <style:text-properties fo:color="#0000ff" style:font-name="Verdana"/>
    </style:style>
    <style:style style:name="T5" style:family="text">
      <style:text-properties fo:color="#0000ff" style:font-name="Verdana" fo:font-size="8.25pt"/>
    </style:style>
    <style:style style:name="T6" style:family="text">
      <style:text-properties fo:color="#0000ff" style:font-name="Verdana" fo:font-size="8.25pt" fo:font-style="italic"/>
    </style:style>
    <style:style style:name="T7" style:family="text">
      <style:text-properties fo:color="#0000ff" style:font-name="Times New Roman"/>
    </style:style>
    <style:style style:name="T8" style:family="text">
      <style:text-properties style:font-style-asian="normal" style:font-style-complex="normal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2pt" style:font-size-asian="12pt" style:font-style-asian="normal" style:font-size-complex="12pt" style:font-style-complex="normal"/>
    </style:style>
    <style:style style:name="T11" style:family="text">
      <style:text-properties style:font-name="Times New Roman" style:font-style-asian="normal" style:font-style-complex="normal"/>
    </style:style>
    <style:style style:name="T12" style:family="text">
      <style:text-properties style:font-name="Times New Roman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očítačová grafika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list xml:id="list8993341490019470253" text:style-name="L4">
        <text:list-item>
          <text:p text:style-name="P4">Referenčný model počítačovej grafiky, súradnicové systémy a ich transformacie, rozširenie modelu pre augmented reality; pracovna stanica a jej funkčnosť; kódovanie grafickej informacie, hierarchia obrazu a graf scény; fyzické a logické vstupné zariadenia, ISO model vstupu, vstupné režimy, programovanie interakcie; oknové systémy, ich struktúra a funkčnosť.</text:p>
          <text:p text:style-name="P4"/>
        </text:list-item>
        <text:list-item>
          <text:p text:style-name="P4">Kanál metódy sledovania lúča; výpočet farieb renderovacou rovnicou; problém viditeľnosti a tieňa; globálny osvetľovací model; metódy zobrazenia scény množinou obrázkov.</text:p>
          <text:p text:style-name="P4"/>
        </text:list-item>
        <text:list-item>
          <text:p text:style-name="P4">Akceleračné a urýchlovacie techniky, early Z test, culling techniky, úroven detailu, API podpora ; tieňovanie a textúrovanie, základné princípy a rozdiely medzi jednotlivými mapovaniami, tangenciálny priestor; metóda sledovania lúča (ray-tracing) na GPU; tiene; základy objemového zobrazovania na GPU.</text:p>
        </text:list-item>
      </text:list>
      <text:p text:style-name="P6"/>
      <text:p text:style-name="P8">Raltime Grafika</text:p>
      <text:p text:style-name="P9"><text:span text:style-name="T8"/></text:p>
      <text:list xml:id="list2111114421536784564" text:style-name="L5">
        <text:list-item>
          <text:p text:style-name="P18"><text:span text:style-name="T10">Grafická pipeline moderného hardvéru, framebuffer, buffer objekty, používané súradnicové priestory, druhy shader programov, renderovanie do textúry, druhy optimalizačných techník (frustum, occlusion, backface culling), príklad shader programov. Tieňovanie a textúrovanie, základné princípy a rozdiely medzi jednotlivými mapovaniami (environment, cube, sphere, bump, normal, paralax, relief), tangenciálny priestor (na co slúži, výpočet).</text:span></text:p>
        </text:list-item>
      </text:list>
      <text:p text:style-name="P17"><text:span text:style-name="T10"/></text:p>
      <text:p text:style-name="P22"><text:span text:style-name="T10">a. </text:span><text:span text:style-name="T3">Základné členenie zobrazovacieho kanálu, per-vertex operácie a transformácie, rasterizácia, per-fragment operácie, framebuffer je množina bufferov do ktorých sa zapisuje výsledok pri vykresľovaní, z akých bufferov sa skladá(color, depth, stencil).</text:span></text:p>
      <text:p text:style-name="P24"><text:span text:style-name="T8"/></text:p>
      <text:p text:style-name="P23"><text:span text:style-name="T8">b. Popísať spôsoby zadávania geometrie a rôznych atribútov vrcholov, rozdiel medzi vertex arrays a vertex buffer objects.</text:span></text:p>
      <text:p text:style-name="P19"><text:span text:style-name="T8"/></text:p>
      <text:list xml:id="list1113215299830385411" text:style-name="L6">
        <text:list-header>
          <text:p text:style-name="P25"><text:span text:style-name="T3">c. Súradnicové systémy a transformácie medzi nimi, lokálny, svetový, kamerový, orezávací, normalizovaný priestord. Popísať vertex, geometry, tesselation, fragment, compute shader, ich význam v rámci pipeline, jeden jednoduchý príklad vertex+fragment programov, môže byť v pseudokóde</text:span></text:p>
          <text:p text:style-name="P20"><text:span text:style-name="T3"/></text:p>
          <text:p text:style-name="P26"><text:span text:style-name="T3">d. Vykresľovanie do textúry miesto na obrazovku, použitie frame buffer objektov(FBO), na čo sa to používa, vykresľovanie do viacerých textúr naraz.</text:span></text:p>
        </text:list-header>
      </text:list>
      <text:p text:style-name="P21"/>
      <text:p text:style-name="P21">f. Popísať frustum, occlusion, backface culling, ako vedia ovplyvniť vykresľovanie.</text:p>
      <text:p text:style-name="P21"/>
      <text:p text:style-name="P21"/>
      <text:list xml:id="list288098640146736739" text:style-name="L8">
        <text:list-item>
          <text:p text:style-name="P10"><text:span text:style-name="T11">Lokálne osvetľovacie modely, textúrovanie a druhy textúr, mapovanie a filtrácia textúr, popísať princípy environment, bump, normal mapovania, textúrovací a tangenciálny priestor, príklad shader programov.</text:span></text:p>
        </text:list-item>
      </text:list>
      <text:p text:style-name="P11"><text:soft-page-break/><text:span text:style-name="T12">a.</text:span><text:span text:style-name="T6">a. Phongov a Blinn-Phongov osvetlovací model, zložky(ambientna, difúzna, zrkadlová) a parametre v osvetľovacej rovnici (materiály, svetlá, vektory N, V, L, R, H). Príklady ďalších osvetľovacích modelov (Oren-Nayar, Cook-Torrance)</text:span></text:p>
      <text:p text:style-name="P12">b. Druhy textúr a ich súvislosť s osvetľovacou rovnicou (difúzna, gloss, normálová, bump textúra). Textúrovací priestor a jeho použitie pre mapovanie textúr. Wrap módy pri textúrovaní. Nearest a bilineárna filtrácia textúr.</text:p>
      <text:p text:style-name="P12">c. Popísať tangenciálny priestor ako rozšírenie textúrovacieho priestoru, dôvod jeho použitia. Transformácia z tangeniálneho do objektového priestoru, výpočet tejto transformácie. Použitie pre normal mapping.</text:p>
      <text:p text:style-name="P12">d. Príklad Phongovho osvetľovacieho modelu s použitím vertex a fragment programov.</text:p>
      <text:p text:style-name="P12">3. Globálne osvetľovacie modely na GPU, aproximácia odrazov a priehľadnosti, metóda sledovania lúča na GPU, urýchľovacie techniky.</text:p>
      <text:p text:style-name="P12">a. Rozdiel medzi lokálnym a globálnym osvetľovacím modelom. Jednoduché aproximácie globálneho osvetľovanie (použitie množstva priamich svetiel, light proxies, light probes).</text:p>
      <text:p text:style-name="P12">b. Alfa blending pre jednoduchú priehľadnosť. Renderovanie do textúr a určenie reflection a refraction máp. Fresnelov efekt a jeho výpočet. Renderovanie vodnej hladiny.</text:p>
      <text:p text:style-name="P12">c. Reprezentácia scény pri GPU raytracingu. Paralerné spracovanie lúčov. Prechod pravidelnou mriežkou, rôzne druhy stavov a shader programov (generovanie lúča, prechod mriežkou, zistenie obsadenosti mrežovej bunky, výpočet prieniku lúča a trojuholníka, opustenie priestoru). Jednoduchší spôsob s pomocou CUDA, OpenCL.</text:p>
      <text:p text:style-name="P15">4. Tiene, typy tieňov (mäkké, tvrdé, statické, dynamické), typy a popis algoritmov (projekčné, tieňové objemy, tieňové mapy), spôsoby implementácie jednotlivých algoritmov, artefakty a ich odstraňovanie, príklad shader programov pre tieňové mapy.</text:p>
      <text:p text:style-name="P12">a. Základný princíp tieňa, polotieň. Predspracovanie pre statické tiene a svetlá.</text:p>
      <text:p text:style-name="P12">b. Projekčné tiene, výhody a nevýhody, použitie stencil buffera na orezanie.</text:p>
      <text:p text:style-name="P12">c. Tieňové objemy a základný princíp algoritmu, definovanie a hladanie siluety, vytvorenie tieňových telies, použitie stencil buffera, depth pass a depth fail princíp.</text:p>
      <text:p text:style-name="P12">d. Tieňové mapy, základný princíp, dvojprechodové renderovanie do textúry, použitie súradnicových priestorov pri oboch prechodoch,</text:p>
      <text:p text:style-name="P12">e. Artefakty spôsobené diskretizáciou, nepresnosťou depth buffera, príliš strmej projekcie. Odstraňovanie artefaktou pomocou rozdelenia scény, filtrácie depth textúry (PCF).</text:p>
      <text:p text:style-name="P12">f. Príklad vertex a fragment programov pre oba prechody v algoritme tieňových máp.</text:p>
      <text:p text:style-name="P12">5. Finálne spracovanie vykresleného obrazu, hĺbka ostrosti, rozmazanie pri pohybe, HDR a zvýraznenie svetiel, SSAO, filtrovanie obrazu, forward a deffered prístup, príklad shader programov pre jeden z efektov.</text:p>
      <text:p text:style-name="P12">a. Porovnanie forward a defferred prístupu pri vykresľovaní scény. Spracovanie výsledku v obrazovom priestore.</text:p>
      <text:p text:style-name="P12">b. Popísať spomínané efekty a spôsoby ich implementácie. Používanie color, depth, normal bufferov. Pri SSAO spomenúť aj viacero prístupov.</text:p>
      <text:p text:style-name="P12">c. Float textúry pri HDR, príklad jednoduchého tone mapping shadera, zvýrazňovací efekt.</text:p>
      <text:list xml:id="list8720456336519183091" text:style-name="L2">
        <text:list-item>
          <text:p text:style-name="P13">Gaussovská filtrácia textúr, jedno a dvoj prechodová, na čo všetko sa používa.</text:p>
        </text:list-item>
        <text:list-item>
          <text:p text:style-name="P7"/>
        </text:list-item>
      </text:list>
      <text:p text:style-name="P6"/>
      <text:p text:style-name="P6"><text:span text:style-name="T6">Objemové metódy na vizualizáciu objemových dát; povrchové metódy na vizualizáciu objemových dát.</text:span> </text:p>
      <text:p text:style-name="P6"/>
      <text:p text:style-name="P6">Kompresia</text:p>
      <text:p text:style-name="P6"><text:span text:style-name="T6">Bezstratové kódy v kompresii dát – posuvné, predikčné, kódovanie obrysov (kontúr, hraníc); rekonštrukcia obrazov – operácie opisujúce vznik poškodenia, metódy odstraňovania šumov.</text:span> </text:p>
      <text:p text:style-name="P6"/>
      <text:p text:style-name="P6"/>
      <text:p text:style-name="P6"/>
      <text:p text:style-name="P6">Normy</text:p>
      <text:p text:style-name="P6"><text:span text:style-name="T6">Grafika a zvuk – aplikačný software; základné grafické a zvukové formáty; kompresné metódy; metódy vytvárania a zavádzania grafiky a zvuku do PC; animácia, video, TV HDTV; videoformáty a kompresia videa; nelineárny videostrih (NLE); mobilné, komunikačné a multimediálne technológie; multimédiá a internet; hypermédiá a videokonferencie; synchronizácia multimediálnych tokov.</text:span> </text:p>
      <text:p text:style-name="Standard"><text:span text:style-name="T1"/></text:p>
      <text:p text:style-name="Standard"><text:span text:style-name="T1">Geometria</text:span></text:p>
      <text:p text:style-name="P5"><text:span text:style-name="T1">Voronoiov diagram, Delaunayova triangulácia, vlastnosti a vzťahy medzi nimi; definícia a základné vlastnosti VD a DT, ich duálny vzťah, vzťah s konvexným obalom, najbližším párom generátorov, vzťah medzi DT, VD a rotačným paraboloidom z=x*x+y*y, podgrafy DT.</text:span></text:p>
      <text:list xml:id="list6611619410692369181" text:style-name="L3">
        <text:list-item>
          <text:p text:style-name="P14">Casteljauov algoritmus vyčísľovania Bézierovej krivky, prerozdelenie, dotyčnica, polárna forma; schéma Casteljauovho algoritmu, zjemnenie krivky na dva segmenty, dotykový vektor krivky, polárna forma polynómu a jej vlastnosti, riadiace vrcholy krivky ako hodnoty polárnej formy, vzťah Casteljauovho algoritmu a polárnej formy, hladké spojenie Bézierovych segmentov.</text:p>
          <text:p text:style-name="P2"><text:span text:style-name="T1"/></text:p>
        </text:list-item>
      </text:list>
      <text:p text:style-name="Standard"><text:soft-page-break/><text:span text:style-name="T1">Videnie</text:span></text:p>
      <text:p text:style-name="Standard"><text:span text:style-name="T2">Pokročilé techniky predspracovania obrazu; techniky rozpoznávania objektov; porozumenie 3D obrazu; počítačové videnie s jednou kamerou; stereovidenie.</text:span><text:span text:style-name="T1"> </text:span></text:p>
      <text:p text:style-name="P5"><text:span text:style-name="T1">Hľadanie príznakov v obrazoch; klasifikátory (NN, SVM, HMM, ...); aplikácie počítačového videnia (výber obrazov z databázy, detekcia a sledovanie tváre, pokožky); mapovanie farebného rozsahu, HDR; kvalita obrazu (metriky, vyuzitie).</text:span></text:p>
      <text:p text:style-name="P12">* Rozpoznávanie obrazcov (lineárne) separabilných a neseparabilných tried; štatistické rozpoznávanie separabilných tried; štatistické rozpoznávanie neseparabilných tried; syntaktické rozpoznávanie; porovnanie štatistických, syntaktických a ďalších metód rozpoznávani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Verdana" svg:font-family="Verdana"/>
    <style:font-face style:name="serif" svg:font-family="serif"/>
    <style:font-face style:name="Courier New" svg:font-family="'Courier New'" style:font-family-generic="modern"/>
    <style:font-face style:name="Serif" svg:font-family="Serif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sk" fo:country="SK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14.923cm"/>
        </style:tab-stops>
      </style:paragraph-properties>
      <style:text-properties fo:font-size="14pt" fo:language="en" fo:country="US" style:font-size-asian="14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ism" style:family="paragraph" style:parent-style-name="Standard">
      <style:paragraph-properties fo:margin-top="0.212cm" fo:margin-bottom="0cm" fo:text-align="justify" style:justify-single-word="false" fo:orphans="0" fo:widows="0" fo:keep-with-next="always"/>
    </style:style>
    <style:style style:name="Predformátované_20_HTML" style:display-name="Predformátovan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Základný_20_text_20_2" style:display-name="Základný text 2" style:family="paragraph" style:parent-style-name="Standard">
      <style:paragraph-properties fo:orphans="0" fo:widows="0"/>
      <style:text-properties fo:font-size="14pt" fo:language="en" fo:country="US" style:font-size-asian="14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color="#222222" fo:language="none" fo:country="none" fo:background-color="#ffffff" style:language-asian="none" style:country-asian="non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Predvolené_20_písmo_20_odseku" style:display-name="Predvolené písmo odseku" style:family="text"/>
    <style:style style:name="kects" style:family="text">
      <style:text-properties style:font-name="Courier New" fo:font-size="10pt" style:font-size-asian="10pt" style:font-name-complex="Courier New"/>
    </style:style>
    <style:style style:name="Predformátované_20_HTML_20_Char" style:display-name="Predformátované HTML Char" style:family="text">
      <style:text-properties style:font-name="Courier New" style:font-name-complex="Courier New"/>
    </style:style>
    <style:style style:name="Základný_20_text_20_Char" style:display-name="Základný text Char" style:family="text">
      <style:text-properties fo:font-size="14pt" fo:language="en" fo:country="US" style:font-size-asian="14pt" style:font-size-complex="12pt"/>
    </style:style>
    <style:style style:name="Základný_20_text_20_2_20_Char" style:display-name="Základný text 2 Char" style:family="text">
      <style:text-properties fo:font-size="14pt" fo:language="en" fo:country="US" style:font-size-asian="14pt" style:font-size-complex="12pt"/>
    </style:style>
    <style:style style:name="apple-converted-space" style:family="text" style:parent-style-name="Predvolené_20_písmo_20_odseku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439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Štátnicové otázky z predmetu</dc:title>
    <meta:initial-creator>Milos Bozek</meta:initial-creator>
    <meta:creation-date>2009-01-23T11:00:00</meta:creation-date>
    <dc:creator>Marek Kružliak</dc:creator>
    <dc:date>2015-05-10T14:07:01.93</dc:date>
    <meta:editing-cycles>187</meta:editing-cycles>
    <meta:editing-duration>P3DT12H58M32S</meta:editing-duration>
    <meta:generator>OpenOffice/4.1.0$Win32 OpenOffice.org_project/410m18$Build-9764</meta:generator>
    <meta:document-statistic meta:table-count="0" meta:image-count="0" meta:object-count="0" meta:page-count="3" meta:paragraph-count="44" meta:word-count="934" meta:character-count="7460"/>
  </office:meta>
</office:document-meta>
</file>